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5f11b" officeooo:paragraph-rsid="0015f11b"/>
    </style:style>
    <style:style style:name="P2" style:family="paragraph" style:parent-style-name="Standard">
      <style:text-properties style:font-name="Ubuntu" officeooo:rsid="0015f11b" officeooo:paragraph-rsid="001afe89"/>
    </style:style>
    <style:style style:name="P3" style:family="paragraph" style:parent-style-name="Standard">
      <style:text-properties style:font-name="Ubuntu" fo:font-size="14pt" fo:font-weight="bold" officeooo:rsid="00231bbf" officeooo:paragraph-rsid="00231bb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officeooo:rsid="0086d66e" officeooo:paragraph-rsid="0086d66e"/>
    </style:style>
    <style:style style:name="P5" style:family="paragraph" style:parent-style-name="Standard">
      <style:text-properties style:font-name="Ubuntu" officeooo:rsid="008badb4" officeooo:paragraph-rsid="008badb4"/>
    </style:style>
    <style:style style:name="P6" style:family="paragraph" style:parent-style-name="Standard">
      <style:paragraph-properties fo:text-align="justify" style:justify-single-word="false"/>
      <style:text-properties style:font-name="Ubuntu" officeooo:rsid="008badb4" officeooo:paragraph-rsid="008badb4"/>
    </style:style>
    <style:style style:name="P7" style:family="paragraph" style:parent-style-name="Standard">
      <style:text-properties style:font-name="Ubuntu" officeooo:rsid="001afe89" officeooo:paragraph-rsid="0015f11b"/>
    </style:style>
    <style:style style:name="P8" style:family="paragraph" style:parent-style-name="Standard">
      <style:paragraph-properties fo:text-align="justify" style:justify-single-word="false"/>
      <style:text-properties style:font-name="Ubuntu" officeooo:rsid="008f59b0" officeooo:paragraph-rsid="009a2491"/>
    </style:style>
    <style:style style:name="P9" style:family="paragraph" style:parent-style-name="Standard">
      <style:paragraph-properties fo:text-align="justify" style:justify-single-word="false"/>
      <style:text-properties style:font-name="Ubuntu" officeooo:rsid="008f59b0" officeooo:paragraph-rsid="00950c71"/>
    </style:style>
    <style:style style:name="P10" style:family="paragraph" style:parent-style-name="Standard">
      <style:paragraph-properties fo:text-align="justify" style:justify-single-word="false"/>
      <style:text-properties style:font-name="Ubuntu" officeooo:rsid="00967ef1" officeooo:paragraph-rsid="00abe119"/>
    </style:style>
    <style:style style:name="P11" style:family="paragraph" style:parent-style-name="Standard">
      <style:paragraph-properties fo:text-align="justify" style:justify-single-word="false"/>
      <style:text-properties style:font-name="Ubuntu" officeooo:rsid="00967ef1" officeooo:paragraph-rsid="00a58573"/>
    </style:style>
    <style:style style:name="P12" style:family="paragraph" style:parent-style-name="Standard">
      <style:paragraph-properties fo:text-align="justify" style:justify-single-word="false"/>
      <style:text-properties style:font-name="Ubuntu" officeooo:rsid="00a95e0b" officeooo:paragraph-rsid="00a95e0b"/>
    </style:style>
    <style:style style:name="P13" style:family="paragraph" style:parent-style-name="Standard">
      <style:paragraph-properties fo:text-align="justify" style:justify-single-word="false"/>
      <style:text-properties style:font-name="Ubuntu" officeooo:rsid="00884865" officeooo:paragraph-rsid="0088f460"/>
    </style:style>
    <style:style style:name="P14" style:family="paragraph" style:parent-style-name="Standard">
      <style:paragraph-properties fo:text-align="justify" style:justify-single-word="false"/>
      <style:text-properties style:font-name="Ubuntu" officeooo:rsid="00950c71" officeooo:paragraph-rsid="00950c71"/>
    </style:style>
    <style:style style:name="P15" style:family="paragraph" style:parent-style-name="Table_20_Contents">
      <style:text-properties style:font-name="Ubuntu" officeooo:rsid="001afe89" officeooo:paragraph-rsid="001afe89"/>
    </style:style>
    <style:style style:name="P16" style:family="paragraph" style:parent-style-name="Table_20_Contents">
      <style:text-properties style:font-name="Ubuntu" fo:font-size="14pt" fo:font-weight="bold" officeooo:rsid="001afe89" officeooo:paragraph-rsid="001afe89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Ubuntu" officeooo:rsid="0028ad1c" officeooo:paragraph-rsid="0028ad1c"/>
    </style:style>
    <style:style style:name="P18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967ef1" officeooo:paragraph-rsid="00967ef1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Ubuntu" officeooo:rsid="00921b5f" officeooo:paragraph-rsid="00a58573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Ubuntu" officeooo:rsid="009465d0" officeooo:paragraph-rsid="00a66d06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Ubuntu" officeooo:rsid="009465d0" officeooo:paragraph-rsid="00a58573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Ubuntu" officeooo:rsid="00a7017e" officeooo:paragraph-rsid="00a7017e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Ubuntu" officeooo:rsid="008badb4" officeooo:paragraph-rsid="009a2491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Ubuntu" officeooo:rsid="008f59b0" officeooo:paragraph-rsid="009da993"/>
    </style:style>
    <style:style style:name="T1" style:family="text">
      <style:text-properties officeooo:rsid="001afe89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fe89" style:font-size-asian="14pt" style:font-weight-asian="bold" style:font-size-complex="14pt" style:font-weight-complex="bold"/>
    </style:style>
    <style:style style:name="T4" style:family="text">
      <style:text-properties officeooo:rsid="003ce67f"/>
    </style:style>
    <style:style style:name="T5" style:family="text">
      <style:text-properties officeooo:rsid="0088f460"/>
    </style:style>
    <style:style style:name="T6" style:family="text">
      <style:text-properties officeooo:rsid="008b56f4"/>
    </style:style>
    <style:style style:name="T7" style:family="text">
      <style:text-properties officeooo:rsid="00921b5f"/>
    </style:style>
    <style:style style:name="T8" style:family="text">
      <style:text-properties officeooo:rsid="00924e8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88f460" style:font-style-asian="italic" style:font-style-complex="italic"/>
    </style:style>
    <style:style style:name="T11" style:family="text">
      <style:text-properties fo:font-style="italic" officeooo:rsid="009da993" style:font-style-asian="italic" style:font-style-complex="italic"/>
    </style:style>
    <style:style style:name="T12" style:family="text">
      <style:text-properties fo:font-style="italic" officeooo:rsid="009b9003" style:font-style-asian="italic" style:font-style-complex="italic"/>
    </style:style>
    <style:style style:name="T13" style:family="text">
      <style:text-properties fo:font-style="italic" officeooo:rsid="00988241" style:font-style-asian="italic" style:font-style-complex="italic"/>
    </style:style>
    <style:style style:name="T14" style:family="text">
      <style:text-properties fo:font-style="italic" fo:font-weight="bold" officeooo:rsid="00924e84" style:font-style-asian="italic" style:font-weight-asian="bold" style:font-style-complex="italic" style:font-weight-complex="bold"/>
    </style:style>
    <style:style style:name="T15" style:family="text">
      <style:text-properties officeooo:rsid="00943457"/>
    </style:style>
    <style:style style:name="T16" style:family="text">
      <style:text-properties officeooo:rsid="00967ef1"/>
    </style:style>
    <style:style style:name="T17" style:family="text">
      <style:text-properties officeooo:rsid="0097dd5c"/>
    </style:style>
    <style:style style:name="T18" style:family="text">
      <style:text-properties officeooo:rsid="00988241"/>
    </style:style>
    <style:style style:name="T19" style:family="text">
      <style:text-properties officeooo:rsid="009a2491"/>
    </style:style>
    <style:style style:name="T20" style:family="text">
      <style:text-properties officeooo:rsid="009b9003"/>
    </style:style>
    <style:style style:name="T21" style:family="text">
      <style:text-properties officeooo:rsid="009d3939"/>
    </style:style>
    <style:style style:name="T22" style:family="text">
      <style:text-properties officeooo:rsid="009da993"/>
    </style:style>
    <style:style style:name="T23" style:family="text">
      <style:text-properties officeooo:rsid="009edcf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9da993" style:font-weight-asian="bold" style:font-weight-complex="bold"/>
    </style:style>
    <style:style style:name="T26" style:family="text">
      <style:text-properties fo:font-weight="bold" officeooo:rsid="00a392ab" style:font-weight-asian="bold" style:font-weight-complex="bold"/>
    </style:style>
    <style:style style:name="T27" style:family="text">
      <style:text-properties officeooo:rsid="00a58573"/>
    </style:style>
    <style:style style:name="T28" style:family="text">
      <style:text-properties officeooo:rsid="00a8043a"/>
    </style:style>
    <style:style style:name="T29" style:family="text">
      <style:text-properties officeooo:rsid="00afa082"/>
    </style:style>
    <style:style style:name="T30" style:family="text">
      <style:text-properties officeooo:rsid="00b30cdd"/>
    </style:style>
    <style:style style:name="T31" style:family="text">
      <style:text-properties officeooo:rsid="00b461fe"/>
    </style:style>
    <style:style style:name="T32" style:family="text">
      <style:text-properties officeooo:rsid="00b7d6d9"/>
    </style:style>
    <style:style style:name="T33" style:family="text">
      <style:text-properties officeooo:rsid="00b8eba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4" office:value-type="string">
            <text:p text:style-name="P16">Práctica <text:span text:style-name="T6">6. Gestión de la calidad 2</text:span></text:p>
          </table:table-cell>
          <table:table-cell table:style-name="Tabla1.B1" office:value-type="string">
            <text:p text:style-name="P2">Entrega<text:span text:style-name="T1">ble</text:span>: <text:span text:style-name="T23">Este documento con textos explicativos, capturas o/y ficheros independientes con los diagramas</text:span></text:p>
          </table:table-cell>
        </table:table-row>
        <table:table-row>
          <table:covered-table-cell/>
          <table:table-cell table:style-name="Tabla1.B2" office:value-type="string">
            <text:p text:style-name="P15">Fecha Entrega: <text:span text:style-name="T30">18/3/20</text:span></text:p>
          </table:table-cell>
        </table:table-row>
        <table:table-row>
          <table:covered-table-cell/>
          <table:table-cell table:style-name="Tabla1.B2" office:value-type="string">
            <text:p text:style-name="P15">Equipo: Individual</text:p>
          </table:table-cell>
        </table:table-row>
        <table:table-row>
          <table:covered-table-cell/>
          <table:table-cell table:style-name="Tabla1.B2" office:value-type="string">
            <text:p text:style-name="P17">Herramienta<text:span text:style-name="T4">s</text:span>: <text:span text:style-name="T23">draw.io, wireframepro/mockflow</text:span></text:p>
          </table:table-cell>
        </table:table-row>
      </table:table>
      <text:p text:style-name="P1"/>
      <text:p text:style-name="P1"><text:span text:style-name="T2">Introducci</text:span><text:span text:style-name="T3">ó</text:span><text:span text:style-name="T2">n</text:span></text:p>
      <text:p text:style-name="P7"/>
      <text:p text:style-name="P12">El diseño de procesos es un paso fundamental para implantar cualquier mejora en la gestión de una organización. <text:s/></text:p>
      <text:p text:style-name="P12">Los prototipos <text:span text:style-name="T31">que permiten </text:span>interacción ayudan a clarificar y establecer los objetivos de un proyecto que de otra forma tardaría más tiempo en definirse.</text:p>
      <text:p text:style-name="P7"/>
      <text:p text:style-name="P3">Desarrollo de la práctica</text:p>
      <text:p text:style-name="P1"/>
      <text:p text:style-name="P4"><text:span text:style-name="T15">1</text:span>.-<text:span text:style-name="T5">Diseñar el </text:span>Proceso de <text:span text:style-name="T7">R</text:span>equisitos <text:span text:style-name="T16">según modelo CMMI explicando los pasos en texto (Entradas, Salidas y Pasos intermedios) y representad las partes más significativas <text:s/>en uno o varios diagrama de flujo (flowchart). Se puede emplear cualquier herramienta para describir los diagramas. Una opción es la herramienta </text:span><text:span text:style-name="T14">draw.io</text:span><text:span text:style-name="T8"> para crear diagramas que pueden integrarse</text:span> con TRELLO.</text:p>
      <text:p text:style-name="P5"/>
      <text:p text:style-name="P10"><text:span text:style-name="T32">Para el</text:span> <text:span text:style-name="T18">diseño</text:span> <text:span text:style-name="T32">del proceso </text:span>solo se requiere centrarse en las <text:span text:style-name="T27">Prácticas Específicas (SP)</text:span> definidas para el <text:span text:style-name="T17">área</text:span> de proceso <text:span text:style-name="T18">de Requisitos (</text:span><text:span text:style-name="T13">http://www.software-quality-assurance.org/cmmi-requirements-management.html</text:span><text:span text:style-name="T18">) </text:span>:</text:p>
      <text:p text:style-name="P18">SP 1.1 Obtener una comprensión de los requisitos</text:p>
      <text:p text:style-name="P18">SP 1.2 Obtener el compromiso sobre los requisitos</text:p>
      <text:p text:style-name="P18">SP 1.3 Gestionar los cambios en los requisitos</text:p>
      <text:p text:style-name="P18">SP 1.4 Mantener una trazabilidad bidireccional de los requisitos</text:p>
      <text:p text:style-name="P18">SP 1.5 Identificar las inconsistencias entre el trabajo del proyecto y los requisitos</text:p>
      <text:p text:style-name="P4"/>
      <text:p text:style-name="P11">A tener en cuenta <text:span text:style-name="T33">(Cómo, Quien, Cuándo)</text:span>:</text:p>
      <text:list xml:id="list1959110873" text:style-name="L1">
        <text:list-item>
          <text:p text:style-name="P19">Reuniones cliente <text:span text:style-name="T28">y qué información recopilar</text:span></text:p>
        </text:list-item>
        <text:list-item>
          <text:p text:style-name="P19">Reuniones equipo</text:p>
        </text:list-item>
        <text:list-item>
          <text:p text:style-name="P19">Cómo se reciben cambios <text:span text:style-name="T28">a los requisitos </text:span>y cómo se tratan</text:p>
        </text:list-item>
        <text:list-item>
          <text:p text:style-name="P19">Cómo se numeran los requisitos</text:p>
        </text:list-item>
        <text:list-item>
          <text:p text:style-name="P20">Dónde se almacenan <text:span text:style-name="T27">los requisitos: Borrador y versiones sucesivas</text:span></text:p>
        </text:list-item>
        <text:list-item>
          <text:p text:style-name="P22">Cómo se reflejan los acuerdo<text:span text:style-name="T29">s</text:span></text:p>
          <text:p text:style-name="P21"/>
        </text:list-item>
      </text:list>
      <text:p text:style-name="P13"><text:span text:style-name="T15">2</text:span>.-UX. <text:span text:style-name="T5">Diseñar un </text:span><text:span text:style-name="T10">wireframe</text:span><text:span text:style-name="T5"> de la aplicación móvil con mínimo estas “pantallas”:</text:span></text:p>
      <text:list xml:id="list1747662382" text:style-name="L2">
        <text:list-header>
          <text:p text:style-name="P23"><text:span text:style-name="T25">H</text:span><text:span text:style-name="T24">ome</text:span>: <text:span text:style-name="T22">Inicio con 2 botones que lleven a:</text:span></text:p>
          <text:list>
            <text:list-item>
              <text:p text:style-name="P23"><text:span text:style-name="T26">Mapa ubicación</text:span>: <text:span text:style-name="T22">visor de un mapa y vuelta a </text:span><text:span text:style-name="T11">Home</text:span></text:p>
            </text:list-item>
            <text:list-item>
              <text:p text:style-name="P24"><text:span text:style-name="T26">Mapa </text:span><text:span text:style-name="T24">histórico</text:span> <text:span text:style-name="T20">de contaminación: visor de un mapa, fecha y vuelta a </text:span><text:span text:style-name="T12">Home</text:span></text:p>
            </text:list-item>
          </text:list>
        </text:list-header>
      </text:list>
      <text:p text:style-name="P8"/>
      <text:p text:style-name="P6"><text:span text:style-name="T19">La herramienta que se recomienda emplear es </text:span><text:span text:style-name="T9">Mockflow</text:span> <text:span text:style-name="T21">(prueba de 14 días gratuita). Es una herramienta SaaS y dispone de múltiples opciones de integración, entre ellas Trello.</text:span></text:p>
      <text:p text:style-name="P9"/>
      <text:p text:style-name="P14">3.-En que fases del proyecto <text:span text:style-name="T22">incluirías</text:span> actividades de UX y <text:span text:style-name="T22">detalla al menos 2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53:55.360458719</meta:creation-date>
    <dc:date>2020-03-11T13:04:20.089424362</dc:date>
    <meta:editing-duration>P5DT16H17S</meta:editing-duration>
    <meta:editing-cycles>154</meta:editing-cycles>
    <meta:generator>LibreOffice/6.0.7.3$Linux_X86_64 LibreOffice_project/00m0$Build-3</meta:generator>
    <meta:document-statistic meta:table-count="1" meta:image-count="0" meta:object-count="0" meta:page-count="1" meta:paragraph-count="29" meta:word-count="337" meta:character-count="2209" meta:non-whitespace-character-count="1905"/>
  </office:meta>
</office:document-meta>
</file>